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8700000728345FC9A28D6E5D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15.009cm" draw:z-index="0"><draw:image xlink:href="Pictures/1000020100000A8700000728345FC9A28D6E5D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2:19:05.994000000</dc:date>
    <meta:editing-duration>PT4M15S</meta:editing-duration>
    <meta:editing-cycles>5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